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Duchu Święty,</text:span><text:span text:style-name="T1"><text:line-break/></text:span><text:span text:style-name="T1">tchnienie Ojca,</text:span><text:span text:style-name="T1"><text:line-break/></text:span><text:span text:style-name="T1">Dawco życia.</text:span><text:span text:style-name="T1"><text:line-break/></text:span><text:span text:style-name="T1">Duchu Święty,</text:span><text:span text:style-name="T1"><text:line-break/></text:span><text:span text:style-name="T1">źródło wody</text:span><text:span text:style-name="T1"><text:line-break/></text:span><text:span text:style-name="T1">żywej w 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ak pragniemy</text:span><text:span text:style-name="T1"><text:line-break/></text:span><text:span text:style-name="T1">Ciebie Panie,</text:span><text:span text:style-name="T1"><text:line-break/></text:span><text:span text:style-name="T1">jak spękana</text:span><text:span text:style-name="T1"><text:line-break/></text:span><text:span text:style-name="T1">ziemia deszczu,</text:span><text:span text:style-name="T1"><text:line-break/></text:span><text:span text:style-name="T1">jak pustynia</text:span><text:span text:style-name="T1"><text:line-break/></text:span><text:span text:style-name="T1">kropli wody,</text:span><text:span text:style-name="T1"><text:line-break/></text:span><text:span text:style-name="T1">Duchu, przyjdź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Duchu Święty,</text:span><text:span text:style-name="T1"><text:line-break/></text:span><text:span text:style-name="T1">Tyś Mądrością niezmierzoną,</text:span><text:span text:style-name="T1"><text:line-break/></text:span><text:span text:style-name="T1">Duchu Święty,</text:span><text:span text:style-name="T1"><text:line-break/></text:span><text:span text:style-name="T1">Ty oświetlasz</text:span><text:span text:style-name="T1"><text:line-break/></text:span><text:span text:style-name="T1">drogi na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I prowadzisz nas</text:span><text:span text:style-name="T1"><text:line-break/></text:span><text:span text:style-name="T1">do domu,</text:span><text:span text:style-name="T1"><text:line-break/></text:span><text:span text:style-name="T1">gdzie mieszkanie</text:span><text:span text:style-name="T1"><text:line-break/></text:span><text:span text:style-name="T1">przed wiekami</text:span><text:span text:style-name="T1"><text:line-break/></text:span><text:span text:style-name="T1">przygotował</text:span><text:span text:style-name="T1"><text:line-break/></text:span><text:span text:style-name="T1">dla nas Ojciec,</text:span><text:span text:style-name="T1"><text:line-break/></text:span><text:span text:style-name="T1">Duchu, przyjdź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date>2015-11-23T20:48:57.41</dc:date>
    <dc:language>pl-PL</dc:language>
    <meta:editing-cycles>26</meta:editing-cycles>
    <meta:editing-duration>PT22M8S</meta:editing-duration>
    <dc:creator>Woda Życia</dc:cre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